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20000015472DE04638C3D2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80 PAGAR PICKING</text:span></text:p>
      <text:p text:style-name="P1"><draw:frame draw:style-name="fr1" draw:name="Figura1" text:anchor-type="paragraph" svg:width="17cm" svg:height="5.078cm" draw:z-index="0"><draw:image xlink:href="Pictures/10000000000004720000015472DE04638C3D2C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6:15:49.901000000</dc:date>
    <meta:editing-duration>PT8H32M3S</meta:editing-duration>
    <meta:editing-cycles>1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29" meta:non-whitespace-character-count="24"/>
  </office:meta>
</office:document-meta>
</file>